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'Lucida Sans', Tahoma, Helvetica, Arial, sans-serif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ize="11pt" officeooo:paragraph-rsid="000301d3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LM Mono 10" fo:font-size="11pt" officeooo:rsid="0003ac99" officeooo:paragraph-rsid="0003ac99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M Mono 10" fo:font-size="11pt" officeooo:rsid="0003ac99" officeooo:paragraph-rsid="0003ac99" style:font-size-asian="11pt" style:font-size-complex="11pt"/>
    </style:style>
    <style:style style:name="P4" style:family="paragraph" style:parent-style-name="Standard">
      <style:text-properties style:font-name="Liberation Serif" fo:font-size="11pt" officeooo:paragraph-rsid="000301d3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1pt" officeooo:rsid="0003ac99" officeooo:paragraph-rsid="0003ac99" style:font-size-asian="11pt" style:font-size-complex="11pt"/>
    </style:style>
    <style:style style:name="P6" style:family="paragraph" style:parent-style-name="Standard">
      <style:text-properties style:font-name="Liberation Serif" fo:font-size="12pt" officeooo:paragraph-rsid="000301d3" style:font-size-asian="12pt" style:font-size-complex="12pt"/>
    </style:style>
    <style:style style:name="P7" style:family="paragraph" style:parent-style-name="Text_20_body" style:list-style-name="L1">
      <style:paragraph-properties fo:margin-left="0in" fo:margin-right="0in" fo:margin-top="0in" fo:margin-bottom="0in" style:contextual-spacing="false" style:line-height-at-least="0.2146in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M Mono 10" fo:font-size="11pt" fo:letter-spacing="normal" fo:font-style="normal" fo:font-weight="normal" officeooo:rsid="0003ac99" officeooo:paragraph-rsid="0003ac99" style:font-size-asian="11pt" style:font-size-complex="11pt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style:line-height-at-least="0.2146in" fo:text-align="center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M Mono 10" fo:font-size="11pt" fo:letter-spacing="normal" fo:font-style="normal" fo:font-weight="normal" officeooo:rsid="00055da7" officeooo:paragraph-rsid="00055da7" style:font-size-asian="11pt" style:font-size-complex="11pt"/>
    </style:style>
    <style:style style:name="P9" style:family="paragraph" style:parent-style-name="Text_20_body" style:list-style-name="L1">
      <style:paragraph-properties fo:margin-left="0in" fo:margin-right="0in" fo:margin-top="0in" fo:margin-bottom="0in" style:contextual-spacing="false" style:line-height-at-least="0.2146in" fo:text-align="start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M Mono 10" fo:font-size="11pt" fo:letter-spacing="normal" fo:font-style="normal" fo:font-weight="normal" officeooo:rsid="00055da7" officeooo:paragraph-rsid="00055da7" style:font-size-asian="11pt" style:font-size-complex="11pt"/>
    </style:style>
    <style:style style:name="P10" style:family="paragraph" style:parent-style-name="Text_20_body" style:list-style-name="L1">
      <style:paragraph-properties fo:margin-left="0in" fo:margin-right="0in" fo:margin-top="0in" fo:margin-bottom="0in" style:contextual-spacing="false" style:line-height-at-least="0.2146in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iberation Serif" fo:font-size="11pt" fo:letter-spacing="normal" fo:font-style="normal" fo:font-weight="normal" style:font-size-asian="11pt" style:font-size-complex="11pt"/>
    </style:style>
    <style:style style:name="P11" style:family="paragraph" style:parent-style-name="Text_20_body" style:list-style-name="L1">
      <style:paragraph-properties fo:margin-left="0in" fo:margin-right="0in" fo:margin-top="0in" fo:margin-bottom="0in" style:contextual-spacing="false" style:line-height-at-least="0.2146in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iberation Serif" fo:font-size="11pt" fo:letter-spacing="normal" fo:font-style="normal" fo:font-weight="normal" officeooo:rsid="0003ac99" officeooo:paragraph-rsid="0003ac99" style:font-size-asian="11pt" style:font-size-complex="11pt"/>
    </style:style>
    <style:style style:name="P12" style:family="paragraph" style:parent-style-name="Text_20_body" style:list-style-name="L1">
      <style:paragraph-properties fo:margin-left="0in" fo:margin-right="0in" fo:margin-top="0in" fo:margin-bottom="0in" style:contextual-spacing="false" style:line-height-at-least="0.2146in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iberation Serif" fo:font-size="12pt" fo:letter-spacing="normal" fo:font-style="normal" fo:font-weight="normal" style:font-size-asian="12pt" style:font-size-complex="12pt"/>
    </style:style>
    <style:style style:name="P13" style:family="paragraph" style:parent-style-name="Text_20_body" style:list-style-name="L1">
      <style:paragraph-properties fo:margin-left="0in" fo:margin-right="0in" style:line-height-at-least="0.2146in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iberation Serif" fo:font-size="12pt" fo:letter-spacing="normal" fo:font-style="normal" fo:font-weight="normal" officeooo:paragraph-rsid="000730ef" style:font-size-asian="12pt" style:font-size-complex="12pt"/>
    </style:style>
    <style:style style:name="P14" style:family="paragraph" style:parent-style-name="Text_20_body" style:list-style-name="L1">
      <style:paragraph-properties fo:margin-left="0in" fo:margin-right="0in" style:line-height-at-least="0.2146in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M Mono 10" fo:font-size="11pt" fo:letter-spacing="normal" fo:font-style="normal" fo:font-weight="normal" officeooo:paragraph-rsid="000730ef" style:font-size-asian="11pt" style:font-size-complex="11pt"/>
    </style:style>
    <style:style style:name="P15" style:family="paragraph" style:parent-style-name="Text_20_body">
      <style:paragraph-properties fo:margin-left="0in" fo:margin-right="0in" style:line-height-at-least="0.2146in" fo:text-align="center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M Mono 10" fo:font-size="11pt" fo:letter-spacing="normal" fo:font-style="normal" fo:font-weight="normal" officeooo:rsid="000730ef" officeooo:paragraph-rsid="000730ef" style:font-size-asian="11pt" style:font-size-complex="11pt"/>
    </style:style>
    <style:style style:name="P16" style:family="paragraph" style:parent-style-name="Text_20_body">
      <style:paragraph-properties fo:margin-left="0in" fo:margin-right="0in" style:line-height-at-least="0.2146in" fo:text-align="start" style:justify-single-word="false" fo:widows="1" fo:text-indent="0in" style:auto-text-indent="false" fo:background-color="transparent" fo:padding="0in" fo:border="none">
        <style:background-image/>
      </style:paragraph-properties>
      <style:text-properties fo:font-variant="normal" fo:text-transform="none" fo:color="#444444" style:font-name="LM Mono 10" fo:font-size="11pt" fo:letter-spacing="normal" fo:font-style="normal" fo:font-weight="normal" officeooo:rsid="000730ef" officeooo:paragraph-rsid="000730ef" style:font-size-asian="11pt" style:font-size-complex="11pt"/>
    </style:style>
    <style:style style:name="P17" style:family="paragraph" style:parent-style-name="Text_20_body">
      <style:paragraph-properties fo:margin-left="0in" fo:margin-right="0in" style:line-height-at-least="0.2146in" fo:text-align="start" style:justify-single-word="false" fo:widows="1" fo:text-indent="0in" style:auto-text-indent="false" fo:background-color="transparent" fo:padding="0in" fo:border="none">
        <style:background-image/>
      </style:paragraph-properties>
      <style:text-properties style:font-name="Liberation Serif" fo:font-size="11pt" officeooo:rsid="0007efd2" officeooo:paragraph-rsid="0007efd2" style:font-size-asian="11pt" style:font-size-complex="11pt"/>
    </style:style>
    <style:style style:name="P18" style:family="paragraph" style:parent-style-name="Text_20_body">
      <style:paragraph-properties fo:margin-left="0in" fo:margin-right="0in" style:line-height-at-least="0.2146in" fo:text-align="start" style:justify-single-word="false" fo:widows="1" fo:text-indent="0in" style:auto-text-indent="false" fo:background-color="transparent" fo:padding="0in" fo:border="none">
        <style:background-image/>
      </style:paragraph-properties>
      <style:text-properties style:font-name="Liberation Serif" fo:font-size="11pt" officeooo:rsid="0009cf2f" officeooo:paragraph-rsid="0009cf2f" style:font-size-asian="11pt" style:font-size-complex="11pt"/>
    </style:style>
    <style:style style:name="P19" style:family="paragraph" style:parent-style-name="Text_20_body">
      <style:paragraph-properties fo:margin-left="0in" fo:margin-right="0in" style:line-height-at-least="0.2146in" fo:text-align="center" style:justify-single-word="false" fo:widows="1" fo:text-indent="0in" style:auto-text-indent="false" fo:background-color="transparent" fo:padding="0in" fo:border="none">
        <style:background-image/>
      </style:paragraph-properties>
      <style:text-properties style:font-name="Liberation Serif" fo:font-size="11pt" officeooo:rsid="0009cf2f" officeooo:paragraph-rsid="0009cf2f" style:font-size-asian="11pt" style:font-size-complex="11pt"/>
    </style:style>
    <style:style style:name="P20" style:family="paragraph" style:parent-style-name="Text_20_body">
      <style:paragraph-properties fo:margin-left="0in" fo:margin-right="0in" style:line-height-at-least="0.2146in" fo:text-align="start" style:justify-single-word="false" fo:widows="1" fo:text-indent="0in" style:auto-text-indent="false" fo:background-color="transparent" fo:padding="0in" fo:border="none">
        <style:background-image/>
      </style:paragraph-properties>
      <style:text-properties style:font-name="LM Mono 10" fo:font-size="11pt" officeooo:rsid="000730ef" officeooo:paragraph-rsid="0007efd2" style:font-size-asian="11pt" style:font-size-complex="11pt"/>
    </style:style>
    <style:style style:name="P21" style:family="paragraph" style:parent-style-name="Text_20_body">
      <style:paragraph-properties fo:margin-left="0in" fo:margin-right="0in" style:line-height-at-least="0.2146in" fo:text-align="start" style:justify-single-word="false" fo:widows="1" fo:text-indent="0in" style:auto-text-indent="false" fo:background-color="transparent" fo:padding="0in" fo:border="none">
        <style:background-image/>
      </style:paragraph-properties>
      <style:text-properties style:font-name="LM Mono 10" fo:font-size="11pt" officeooo:rsid="0007efd2" officeooo:paragraph-rsid="0007efd2" style:font-size-asian="11pt" style:font-size-complex="11pt"/>
    </style:style>
    <style:style style:name="P22" style:family="paragraph" style:parent-style-name="Header">
      <style:paragraph-properties fo:text-align="end" style:justify-single-word="false"/>
      <style:text-properties officeooo:rsid="00064ec9" officeooo:paragraph-rsid="00064ec9"/>
    </style:style>
    <style:style style:name="T1" style:family="text">
      <style:text-properties fo:font-variant="normal" fo:text-transform="none" fo:color="#444444" fo:letter-spacing="normal" fo:font-style="normal" fo:font-weight="normal"/>
    </style:style>
    <style:style style:name="T2" style:family="text">
      <style:text-properties fo:font-variant="normal" fo:text-transform="none" fo:color="#444444" fo:letter-spacing="normal" fo:font-style="normal" fo:font-weight="normal" officeooo:rsid="0003ac99"/>
    </style:style>
    <style:style style:name="T3" style:family="text">
      <style:text-properties fo:font-variant="normal" fo:text-transform="none" fo:color="#444444" fo:letter-spacing="normal" fo:font-style="normal" fo:font-weight="normal" style:font-style-asian="normal" style:font-style-complex="normal"/>
    </style:style>
    <style:style style:name="T4" style:family="text">
      <style:text-properties fo:font-variant="normal" fo:text-transform="none" fo:color="#444444" fo:letter-spacing="normal" fo:font-style="normal" fo:font-weight="normal" officeooo:rsid="0007a8f0"/>
    </style:style>
    <style:style style:name="T5" style:family="text">
      <style:text-properties fo:font-variant="normal" fo:text-transform="none" fo:color="#444444" fo:letter-spacing="normal" fo:font-style="normal" fo:font-weight="normal" officeooo:rsid="0007efd2"/>
    </style:style>
    <style:style style:name="T6" style:family="text">
      <style:text-properties fo:font-variant="normal" fo:text-transform="none" fo:color="#444444" fo:letter-spacing="normal" fo:font-style="italic" fo:font-weight="normal" style:font-style-asian="italic" style:font-style-complex="italic"/>
    </style:style>
    <style:style style:name="T7" style:family="text">
      <style:text-properties fo:font-variant="normal" fo:text-transform="none" fo:color="#444444" fo:letter-spacing="normal" fo:font-style="italic" fo:font-weight="normal" officeooo:rsid="0007a8f0" style:font-style-asian="italic" style:font-style-complex="italic"/>
    </style:style>
    <style:style style:name="T8" style:family="text">
      <style:text-properties fo:font-variant="normal" fo:text-transform="none" fo:color="#444444" fo:letter-spacing="normal" fo:font-style="italic" fo:font-weight="normal" officeooo:rsid="0007efd2" style:font-style-asian="italic" style:font-style-complex="italic"/>
    </style:style>
    <style:style style:name="T9" style:family="text">
      <style:text-properties officeooo:rsid="000301d3"/>
    </style:style>
    <style:style style:name="T10" style:family="text">
      <style:text-properties officeooo:rsid="0003ac99"/>
    </style:style>
    <style:style style:name="T11" style:family="text">
      <style:text-properties officeooo:rsid="00055da7"/>
    </style:style>
    <style:style style:name="T12" style:family="text">
      <style:text-properties style:font-weight-asian="normal" style:font-weight-complex="normal"/>
    </style:style>
    <style:style style:name="T13" style:family="text">
      <style:text-properties officeooo:rsid="000730ef"/>
    </style:style>
    <style:style style:name="T14" style:family="text">
      <style:text-properties fo:font-style="italic" officeooo:rsid="000730ef" style:font-style-asian="italic" style:font-style-complex="italic"/>
    </style:style>
    <style:style style:name="T15" style:family="text">
      <style:text-properties officeooo:rsid="000730ef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9">Utility: </text:span><text:span text:style-name="T1">[9 points] If I am slightly risk averse which do I prefer in each of the following cases. Give a mathematical justification for your conclusion:</text:span></text:p>
      <text:p text:style-name="P6"/>
      <text:p text:style-name="P6"><text:span text:style-name="T9">1. a=</text:span><text:span text:style-name="T1">[0.5,$900;0.5,$800] or </text:span><text:span text:style-name="T2">b=</text:span><text:span text:style-name="T1">[0.1,$8750;0.9,$0]</text:span></text:p>
      <text:p text:style-name="P4"><text:span text:style-name="T1"/></text:p>
      <text:p text:style-name="P1"><text:span text:style-name="T2">The average value of a is:</text:span></text:p>
      <text:p text:style-name="P2"><text:span text:style-name="T1">0.5*900 + 0.5+800 = $850</text:span></text:p>
      <text:p text:style-name="P3"><text:span text:style-name="T1">The average value of b is:</text:span></text:p>
      <text:p text:style-name="P2"><text:span text:style-name="T1">0.1*8750 + 0.9*0 = $875</text:span></text:p>
      <text:p text:style-name="P3"><text:span text:style-name="T1">Over time, b pays out more than a. However, if an agent is slightly risk averse, the agent will almost definitely prefer a over b because 90% of the time b pays nothing.</text:span></text:p>
      <text:p text:style-name="P5"><text:span text:style-name="T1"/></text:p>
      <text:list xml:id="list7556678784042107458" text:style-name="L1">
        <text:list-header>
          <text:p text:style-name="P12"><text:span text:style-name="T9">2. a=</text:span>[0.6,$100;0.4,$90] or <text:span text:style-name="T10">b=</text:span>[0.6001,$100;0.3999,$90]</text:p>
          <text:p text:style-name="P10"/>
          <text:p text:style-name="P7">The average value of <text:span text:style-name="T11">a is:</text:span></text:p>
          <text:p text:style-name="P8">0.6*100 + 0.4*90 = $96</text:p>
          <text:p text:style-name="P9">The average value of b is:</text:p>
          <text:p text:style-name="P8">0.6001*100 + 0.3999*90 = $96.001</text:p>
          <text:p text:style-name="P9">Over time, b pays out more than a. <text:span text:style-name="T13">There isn't really much to calculate here. The agent would see that b pays more than a, then assess risk. B actually is less risky than a, because the probability of receiving the </text:span><text:span text:style-name="T14">higher</text:span><text:span text:style-name="T15"> payout </text:span><text:span text:style-name="T14">increas</text:span><text:span text:style-name="T15">es. Thus, b pays more and is less risky. (Though the differences are minute.)</text:span></text:p>
          <text:p text:style-name="P11"/>
          <text:p text:style-name="P13"><text:span text:style-name="T9">3. a=</text:span>[0.5<text:span text:style-name="T12">,$110;0.5,$</text:span>90] or <text:span text:style-name="T11">b=</text:span>[0.5001,$90;0.4999,$150<text:span text:style-name="T13">]</text:span></text:p>
          <text:p text:style-name="P14"><text:span text:style-name="T13">The average value of a is:</text:span></text:p>
        </text:list-header>
      </text:list>
      <text:p text:style-name="P15">0.5*110 + 0.5*90 = $100</text:p>
      <text:p text:style-name="P16">The average value of b is:</text:p>
      <text:p text:style-name="P15">0.5001*90 + 0.4999*150 = $119.994</text:p>
      <text:p text:style-name="P20"><text:span text:style-name="T1">Over time, b pays more than a. The agent would see that b is a more valuable choice than a, but then see that b is </text:span><text:span text:style-name="T5">also riskier</text:span><text:span text:style-name="T1">. The agent may then choose either choice based on how risky/safe it wants to play it. </text:span></text:p>
      <text:p text:style-name="P21"><text:span text:style-name="T1">There is a 0.5 probability that the agent will receive $90 in both cases, so this acts neutrally in the agent's decision-making process.</text:span></text:p>
      <text:p text:style-name="P20"><text:span text:style-name="T1">In b, </text:span><text:span text:style-name="T4">there is a 0.0001 </text:span><text:span text:style-name="T8">additional </text:span><text:span text:style-name="T4">chance of the agent receiving $90 instead of $150 </text:span><text:span text:style-name="T7">versus</text:span><text:span text:style-name="T4"> a's </text:span><text:span text:style-name="T5">0.5</text:span><text:span text:style-name="T8"> </text:span><text:span text:style-name="T4">chance of receiving $90. </text:span><text:span text:style-name="T5">In a, the agent stands to gain $20 versus b, where the agent stands to lose $60, 0.01% of the time. This would be the risk that the agent must weigh: a 0.0001 chance of gaining/losing $80.</text:span></text:p>
      <text:p text:style-name="P21"><text:span text:style-name="T1">In b, there is a 0.4999 chance of it receiving $150 </text:span><text:span text:style-name="T6">instead of</text:span><text:span text:style-name="T3"> receiving $110 in a. </text:span><text:soft-page-break/><text:span text:style-name="T3">Thus, when the agent makes a decision, it must decide whether or not the 0.0001 probability of gaining $80 (choosing a over b) is superior to the 0.4999 probability of gaining $40 (choosing b over a). The choice should be clear to readers and agents alike by now – 0.4999*40 &gt;&gt;&gt; 0.001*80. Thus, the agent should always choose b regardless of how “safe” it wants to play it. The outcome of this problem would be significantly different if the probabilities were more separated.</text:span></text:p>
      <text:p text:style-name="P17"/>
      <text:p text:style-name="P18"><text:span text:style-name="T3">4. Compute the Expected Utilities and state what choice you would make.</text:span></text:p>
      <text:p text:style-name="P19"><text:span text:style-name="T3">When D = 1:</text:span></text:p>
      <text:p text:style-name="P19"><text:span text:style-name="T3">U(D=1) = 400*0.2 + 2*0.8 = 81.6</text:span></text:p>
      <text:p text:style-name="P19"><text:span text:style-name="T3">When D = 1:</text:span></text:p>
      <text:p text:style-name="P19"><text:span text:style-name="T3">U(D=2) = 20*0.2 + 100*0.8 = 84</text:span></text:p>
      <text:p text:style-name="P19"><text:span text:style-name="T3">D = 2 provides the higher utility, so I would choose that.</text:span></text:p>
      <text:p text:style-name="P19"/>
      <text:p text:style-name="P18"><text:span text:style-name="T3">5. Compute posterior probabilities.</text:span></text:p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'Lucida Sans', Tahoma, Helvetica, Arial, sans-serif"/>
    <style:font-face style:name="FreeSans1" svg:font-family="FreeSans" style:font-family-generic="swiss"/>
    <style:font-face style:name="LM Mono 10" svg:font-family="'LM Mono 10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64ec9" officeooo:paragraph-rsid="00064ec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ody Heffner</text:p>
        <text:p text:style-name="MP1">CS 470 – HW9 - Decision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15:13:51.999578413</meta:creation-date>
    <dc:date>2015-06-11T17:17:27.918747375</dc:date>
    <meta:editing-duration>PT1H31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31" meta:word-count="477" meta:character-count="2608" meta:non-whitespace-character-count="2159"/>
  </office:meta>
</office:document-meta>
</file>